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6772" calcext:value-type="float">
            <text:p>236.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48" calcext:value-type="float">
            <text:p>231.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912" calcext:value-type="float">
            <text:p>234.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576" calcext:value-type="float">
            <text:p>232.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3176" calcext:value-type="float">
            <text:p>223.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7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7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7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6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7402</text:p>
          </table:table-cell>
          <table:table-cell office:value-type="string" calcext:value-type="string">
            <text:p>Brandon -Irene W.S.C</text:p>
          </table:table-cell>
          <table:table-cell office:value-type="string" calcext:value-type="string">
            <text:p>196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